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3352" officeooo:paragraph-rsid="0013335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352" officeooo:paragraph-rsid="0013335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352" officeooo:paragraph-rsid="001be90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8f93" officeooo:paragraph-rsid="00148f9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9764" officeooo:paragraph-rsid="0015976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c8ba" officeooo:paragraph-rsid="001ac8ba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style:text-underline-style="none" fo:font-weight="bold" officeooo:rsid="00133352" officeooo:paragraph-rsid="00133352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148f93" officeooo:paragraph-rsid="001be90b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16.305cm"/>
        </style:tab-stops>
      </style:paragraph-properties>
      <style:text-properties style:text-underline-style="solid" style:text-underline-width="auto" style:text-underline-color="font-color" fo:font-weight="bold" officeooo:rsid="00133352" officeooo:paragraph-rsid="00133352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/>
      <style:text-properties style:text-underline-style="none" fo:font-weight="bold" officeooo:rsid="00133352" officeooo:paragraph-rsid="00133352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rsid="00148f93" officeooo:paragraph-rsid="001be90b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-1.799cm" fo:text-align="start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rsid="00133352" officeooo:paragraph-rsid="00133352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8f93" style:font-weight-asian="normal" style:font-weight-complex="normal"/>
    </style:style>
    <style:style style:name="T3" style:family="text">
      <style:text-properties style:text-underline-style="none" fo:font-weight="normal" officeooo:rsid="00159764" style:font-weight-asian="normal" style:font-weight-complex="normal"/>
    </style:style>
    <style:style style:name="T4" style:family="text">
      <style:text-properties style:text-underline-style="none" fo:font-weight="normal" officeooo:rsid="0016f348" style:font-weight-asian="normal" style:font-weight-complex="normal"/>
    </style:style>
    <style:style style:name="T5" style:family="text">
      <style:text-properties style:text-underline-style="none" fo:font-weight="normal" officeooo:rsid="00181c82" style:font-weight-asian="normal" style:font-weight-complex="normal"/>
    </style:style>
    <style:style style:name="T6" style:family="text">
      <style:text-properties style:text-underline-style="none" fo:font-weight="normal" officeooo:rsid="00182772" style:font-weight-asian="normal" style:font-weight-complex="normal"/>
    </style:style>
    <style:style style:name="T7" style:family="text">
      <style:text-properties style:text-underline-style="none" fo:font-weight="normal" officeooo:rsid="0019d62e" style:font-weight-asian="normal" style:font-weight-complex="normal"/>
    </style:style>
    <style:style style:name="T8" style:family="text">
      <style:text-properties style:text-underline-style="none" fo:font-weight="normal" officeooo:rsid="001ac8ba" style:font-weight-asian="normal" style:font-weight-complex="normal"/>
    </style:style>
    <style:style style:name="T9" style:family="text">
      <style:text-properties style:text-underline-style="none" fo:font-weight="normal" officeooo:rsid="001be90b" style:font-weight-asian="normal" style:font-weight-complex="normal"/>
    </style:style>
    <style:style style:name="T10" style:family="text">
      <style:text-properties style:text-underline-style="none" officeooo:rsid="001be90b"/>
    </style:style>
    <style:style style:name="T11" style:family="text">
      <style:text-properties officeooo:rsid="0019d62e"/>
    </style:style>
    <style:style style:name="T12" style:family="text">
      <style:text-properties officeooo:rsid="001be9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L216 COMPUTER ARCHITECTURE</text:p>
      <text:p text:style-name="P1">LAB3</text:p>
      <text:p text:style-name="P1">User Interface for Othello</text:p>
      <text:p text:style-name="P7">- <text:span text:style-name="T11">Mankaran Singh 2016CS50391</text:span></text:p>
      <text:p text:style-name="P10">- <text:span text:style-name="T11">Avaljot Singh 2016CS50389</text:span></text:p>
      <text:p text:style-name="P12"/>
      <text:p text:style-name="P3">INPUT <text:span text:style-name="T12">INSTRUCTIONS </text:span>:-<text:span text:style-name="T1"> </text:span></text:p>
      <text:p text:style-name="P3"><text:span text:style-name="T1"/></text:p>
      <text:p text:style-name="P3"><text:span text:style-name="T9"><text:tab/>1. </text:span><text:span text:style-name="T1">We will use embest board to take input from the user.</text:span></text:p>
      <text:p text:style-name="P3"><text:span text:style-name="T9"><text:tab/>2.</text:span><text:span text:style-name="T1"> It has a 4*4 keyboard having keys numbered from 0 to 15 </text:span><text:span text:style-name="T2">and 2 black buttons for input</text:span><text:span text:style-name="T1">.</text:span></text:p>
      <text:p text:style-name="P3"><text:span text:style-name="T9"><text:tab/>3. </text:span><text:span text:style-name="T1">We will use the keys 0 to 7 </text:span><text:span text:style-name="T2">to</text:span><text:span text:style-name="T1"> take row and column number as input from the user.</text:span></text:p>
      <text:p text:style-name="P3"><text:span text:style-name="T9"><text:tab/>4.</text:span><text:span text:style-name="T1"> </text:span><text:span text:style-name="T7">Firstly, the user will input the row number and then the column number.</text:span></text:p>
      <text:p text:style-name="P3"><text:span text:style-name="T9"><text:tab/>5. </text:span><text:span text:style-name="T2">We will use the left black button to start/reset the game.</text:span></text:p>
      <text:p text:style-name="P2"><text:span text:style-name="T2"/></text:p>
      <text:p text:style-name="P8">OUTPUT <text:span text:style-name="T12">INSTRUCTIONS </text:span>:-<text:span text:style-name="T1"> </text:span></text:p>
      <text:p text:style-name="P11"><text:span text:style-name="T1"/></text:p>
      <text:p text:style-name="P11"><text:span text:style-name="T9"><text:tab/>1. </text:span><text:span text:style-name="T1">Embest board has 2 red LED’s , a 8-segment display and a LCD display screen, which is a <text:tab/> <text:s text:c="3"/>grid of 40 columns by 15 rows, as output.</text:span></text:p>
      <text:p text:style-name="P11"><text:span text:style-name="T9"><text:tab/>2.</text:span><text:span text:style-name="T1"> We will use the left </text:span><text:span text:style-name="T7">red </text:span><text:span text:style-name="T1">LED </text:span><text:span text:style-name="T7">to indicate</text:span><text:span text:style-name="T1"> an invalid move, </text:span><text:span text:style-name="T9">the right red LED to indicate the <text:tab/> <text:s text:c="3"/>end of the game</text:span><text:span text:style-name="T1"> and the LCD display screen to show the status of the game </text:span><text:span text:style-name="T7">i.e, the LCD <text:tab/> <text:s text:c="3"/>screen will constanly display the 8*8 grid showing empty as well as white and black chips <text:tab/> <text:s text:c="3"/>indicated by characters ‘W’ and ‘B’ respectively</text:span><text:span text:style-name="T1">.</text:span></text:p>
      <text:p text:style-name="P11"><text:span text:style-name="T9"><text:tab/>3.</text:span><text:span text:style-name="T1"> </text:span><text:span text:style-name="T8">The player number who won at last will be displayed on 8-segment display. </text:span></text:p>
      <text:p text:style-name="P6"><text:span text:style-name="T1"/></text:p>
      <text:p text:style-name="P4">PROCEDURE <text:span text:style-name="T12">TO PLAY THE GAME </text:span>:-</text:p>
      <text:p text:style-name="P4"/>
      <text:p text:style-name="P4"><text:span text:style-name="T1"><text:s text:c="10"/>1. We will begin the game </text:span><text:span text:style-name="T3">by pressing the left black button which will initialise the LCD <text:s text:c="7"/><text:tab/> <text:s/>screen </text:span><text:span text:style-name="T8">and the chips </text:span><text:span text:style-name="T9">on the 8*8 display</text:span><text:span text:style-name="T3">.</text:span></text:p>
      <text:p text:style-name="P5"><text:span text:style-name="T1"><text:s text:c="10"/>2. Player</text:span><text:span text:style-name="T9">s</text:span><text:span text:style-name="T1"> will then give the row and column number</text:span><text:span text:style-name="T9">(</text:span><text:span text:style-name="T10">turnwise</text:span><text:span text:style-name="T9">)</text:span><text:span text:style-name="T1"> of the square on which </text:span><text:span text:style-name="T9">they</text:span><text:span text:style-name="T1"> <text:tab/> <text:s/></text:span><text:span text:style-name="T9">want to place their chip</text:span><text:span text:style-name="T1">. If that move is a valid move then </text:span><text:span text:style-name="T4">the game will continue. Else, the <text:tab/> <text:s/>left LED will glow indicating an illegal move and the player has to give another input.</text:span></text:p>
      <text:p text:style-name="P5"><text:span text:style-name="T4"><text:s text:c="10"/>3. </text:span><text:span text:style-name="T6">Players have to give first row number and then column number</text:span><text:span text:style-name="T4">. </text:span><text:span text:style-name="T6">This order is necessary.</text:span></text:p>
      <text:p text:style-name="P5"><text:span text:style-name="T4"><text:s text:c="10"/></text:span><text:span text:style-name="T5">4. The game will end when either all 64 squares of the board are filled or when both players <text:tab/> <text:s/>can’t make a legal move. </text:span><text:span text:style-name="T9">The ending of the game will be marked with the right red LED <text:tab/> <text:s/>turning on.</text:span></text:p>
      <text:p text:style-name="P5"><text:span text:style-name="T4"><text:s text:c="10"/></text:span><text:span text:style-name="T6">5. </text:span><text:span text:style-name="T9">After the end of the game, </text:span><text:span text:style-name="T6">the player having more number of chips will wi</text:span><text:span text:style-name="T9">n and that <text:s/><text:tab/> <text:s/><text:tab/> <text:s/>player’s number will be displayed on the 8-segment display</text:span><text:span text:style-name="T6">.</text:span></text:p>
      <text:p text:style-name="P5"><text:span text:style-name="T6"><text:s text:c="10"/></text:span><text:span text:style-name="T9">6. To play again, the users must press left black key which will re-initialise the game.</text:span></text:p>
      <text:p text:style-name="P5"><text:span text:style-name="T9"><text:s text:c="10"/>7. Enjoy the g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4:05:31.637649578</meta:creation-date>
    <dc:date>2018-01-23T15:40:44.201895235</dc:date>
    <meta:editing-duration>PT5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387" meta:character-count="2139" meta:non-whitespace-character-count="1645"/>
  </office:meta>
</office:document-meta>
</file>